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a30f0d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17d811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af4a01" officeooo:paragraph-rsid="00af4a01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b0d007" officeooo:paragraph-rsid="00b0d007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d371b" officeooo:paragraph-rsid="008d371b" style:font-name-asian="DejaVu Math TeX Gyre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T1" style:family="text">
      <style:text-properties officeooo:rsid="00adac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願蒼生皆成佛</text:p>
      <text:p text:style-name="P2">get <text:span text:style-name="T1">everybody moving</text:span></text:p>
      <text:p text:style-name="P2"/>
      <text:p text:style-name="P5">願世間恩怨紛爭</text:p>
      <text:p text:style-name="P5">皆止於惡語</text:p>
      <text:p text:style-name="P5">畢竟言語不傷身體發膚</text:p>
      <text:p text:style-name="P5">能像粵語那樣重語輕聲</text:p>
      <text:p text:style-name="P5">固然是人間理想</text:p>
      <text:p text:style-name="P3"/>
      <text:p text:style-name="P3">我堅信</text:p>
      <text:p text:style-name="P3">天道好輪迴</text:p>
      <text:p text:style-name="P3">這世界</text:p>
      <text:p text:style-name="P3">三十年河東</text:p>
      <text:p text:style-name="P3">三十年河西</text:p>
      <text:p text:style-name="P3">沒有永遠的王</text:p>
      <text:p text:style-name="P3">而且</text:p>
      <text:p text:style-name="P3">王也有王道</text:p>
      <text:p text:style-name="P3">我們都要爲自己和後代積陰德</text:p>
      <text:p text:style-name="P3"/>
      <text:p text:style-name="P3">世界在競爭中共存</text:p>
      <text:p text:style-name="P3">何必要消滅彼此</text:p>
      <text:p text:style-name="P3">萬江之水</text:p>
      <text:p text:style-name="P3">你只需一瓢</text:p>
      <text:p text:style-name="P3">萬千之人</text:p>
      <text:p text:style-name="P3">你也只需愛一人</text:p>
      <text:p text:style-name="P3"/>
      <text:p text:style-name="P3">佛曰</text:p>
      <text:p text:style-name="P3">我不入地獄誰入地獄</text:p>
      <text:p text:style-name="P3">起初也是百思不得其解</text:p>
      <text:p text:style-name="P3">佛爲何不留人間</text:p>
      <text:p text:style-name="P3">而要去地獄救人？</text:p>
      <text:p text:style-name="P3">而今方知</text:p>
      <text:p text:style-name="P3">人間即是地獄</text:p>
      <text:p text:style-name="P3">我們活在撒旦的世界裏</text:p>
      <text:p text:style-name="P3">它自稱爲神</text:p>
      <text:p text:style-name="P3">控制着我們的潛意識與慾望</text:p>
      <text:p text:style-name="P3">還有物質世界的每個角落</text:p>
      <text:p text:style-name="P3">一切物質皆在其安排之中</text:p>
      <text:p text:style-name="P3">唯獨我們的心是自由的</text:p>
      <text:p text:style-name="P3">心也是自我與本我</text:p>
      <text:p text:style-name="P3"/>
      <text:p text:style-name="P3">佛祖曰</text:p>
      <text:p text:style-name="P3">衆生皆有佛性</text:p>
      <text:p text:style-name="P3">衆生可成佛</text:p>
      <text:p text:style-name="P3">只是入世時</text:p>
      <text:p text:style-name="P3">忘記了前世的記憶</text:p>
      <text:p text:style-name="P3">也大多忘了自己的使命</text:p>
      <text:p text:style-name="P3"/>
      <text:p text:style-name="P3">我們每個人的使命都是</text:p>
      <text:p text:style-name="P3">讓更多人明白生命的起源與本質</text:p>
      <text:p text:style-name="P3">學會不驚不怖</text:p>
      <text:p text:style-name="P3">渡人渡己</text:p>
      <text:p text:style-name="P3">修心成佛</text:p>
      <text:p text:style-name="P3">然後擺脫地獄人間的六道輪迴</text:p>
      <text:p text:style-name="P3">徹底得自由</text:p>
      <text:p text:style-name="P3">即成佛</text:p>
      <text:p text:style-name="P3">這是每個人都須參與的覺醒運動</text:p>
      <text:p text:style-name="P3"/>
      <text:p text:style-name="P3">有太多的神佛</text:p>
      <text:p text:style-name="P3">爲了喚醒衆生</text:p>
      <text:p text:style-name="P3">甘願入地獄</text:p>
      <text:p text:style-name="P3">進入人間</text:p>
      <text:p text:style-name="P3">只爲喚醒更多的人</text:p>
      <text:p text:style-name="P3">即佛所言</text:p>
      <text:p text:style-name="P3">我不入地獄誰入地獄</text:p>
      <text:p text:style-name="P3">他們是捨生取義</text:p>
      <text:p text:style-name="P3">甘願入地獄的世間佛</text:p>
      <text:p text:style-name="P3">然而</text:p>
      <text:p text:style-name="P3">多數人失敗了</text:p>
      <text:p text:style-name="P3">只有少數人成功</text:p>
      <text:p text:style-name="P3">畢竟</text:p>
      <text:p text:style-name="P3">這世界在撒旦的嚴密掌控之中</text:p>
      <text:p text:style-name="P3">因此</text:p>
      <text:p text:style-name="P3">人間就是西行</text:p>
      <text:p text:style-name="P3">就是修行</text:p>
      <text:p text:style-name="P3">是一場神與魔的較量</text:p>
      <text:p text:style-name="P3">在體內</text:p>
      <text:p text:style-name="P3">也在體外</text:p>
      <text:p text:style-name="P3"/>
      <text:p text:style-name="P3">而信主得永生得一切的</text:p>
      <text:p text:style-name="P3">都是想着不勞而獲</text:p>
      <text:p text:style-name="P4">把心和靈魂交付給撒旦神的</text:p>
      <text:p text:style-name="P4">愚昧信徒</text:p>
      <text:p text:style-name="P3">撒旦的愛是僞善的</text:p>
      <text:p text:style-name="P3">只有修心成佛</text:p>
      <text:p text:style-name="P3">抵抗潛意識和慾望</text:p>
      <text:p text:style-name="P3">擺脫的物質控制</text:p>
      <text:p text:style-name="P3">才是正道</text:p>
      <text:p text:style-name="P3"/>
      <text:p text:style-name="P6">願天下蒼生</text:p>
      <text:p text:style-name="P6">都能常思生命之本質與起源</text:p>
      <text:p text:style-name="P6">渡人渡己</text:p>
      <text:p text:style-name="P6">修心成佛</text:p>
      <text:p text:style-name="P6"/>
      <text:p text:style-name="P6">###########</text:p>
      <text:p text:style-name="P7">&lt;&lt;it is good to be bad&gt;&gt;</text:p>
      <text:p text:style-name="P7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5T15:43:11.465757384</dc:date>
    <meta:editing-duration>PT4H41M17S</meta:editing-duration>
    <meta:editing-cycles>157</meta:editing-cycles>
    <meta:document-statistic meta:table-count="0" meta:image-count="0" meta:object-count="0" meta:page-count="1" meta:paragraph-count="86" meta:word-count="568" meta:character-count="613" meta:non-whitespace-character-count="606"/>
  </office:meta>
</office:document-meta>
</file>